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Liberation Serif" svg:font-family="'Liberation Serif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fo:color="#c9211e" loext:opacity="100%" style:font-name="Liberation Serif" fo:font-size="12pt" fo:font-weight="bold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T1" style:family="text">
      <style:text-properties fo:color="#0000ff" loext:opacity="100%" style:font-name="Liberation Serif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3" style:family="text">
      <style:text-properties style:use-window-font-color="true" loext:opacity="0%" style:font-name="Liberation Serif" fo:font-size="12pt" fo:font-weight="normal" officeooo:rsid="000f0a31" fo:background-color="transparent" loext:char-shading-value="0" style:font-name-asian="Liberation Serif" style:font-name-complex="Liberation Serif"/>
    </style:style>
    <style:style style:name="T4" style:family="text">
      <style:text-properties style:use-window-font-color="true" loext:opacity="0%" style:font-name="Liberation Serif" fo:font-size="12pt" fo:font-weight="bold" fo:background-color="transparent" loext:char-shading-value="0" style:font-name-asian="Liberation Serif" style:font-name-complex="Liberation Serif"/>
    </style:style>
    <style:style style:name="T5" style:family="text">
      <style:text-properties style:use-window-font-color="true" loext:opacity="0%" style:font-name="Liberation Serif" fo:font-size="12pt" fo:font-weight="bold" officeooo:rsid="000f0a31" fo:background-color="transparent" loext:char-shading-value="0" style:font-name-asian="Liberation Serif" style:font-weight-asian="bold" style:font-name-complex="Liberation Serif" style:font-weight-complex="bold"/>
    </style:style>
    <style:style style:name="T6" style:family="text">
      <style:text-properties style:use-window-font-color="true" loext:opacity="0%" style:font-name="Calibri1" fo:font-size="12pt" fo:font-weight="normal" fo:background-color="transparent" loext:char-shading-value="0" style:font-name-asian="Calibri1" style:font-name-complex="Calibri1"/>
    </style:style>
    <style:style style:name="T7" style:family="text">
      <style:text-properties style:use-window-font-color="true" loext:opacity="0%" style:font-name="Calibri1" fo:font-size="12pt" fo:font-weight="bold" fo:background-color="transparent" loext:char-shading-value="0" style:font-name-asian="Calibri1" style:font-name-complex="Calibri1"/>
    </style:style>
    <style:style style:name="T8" style:family="text">
      <style:text-properties officeooo:rsid="000fdbf1"/>
    </style:style>
    <style:style style:name="T9" style:family="text">
      <style:text-properties officeooo:rsid="0010a7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docs.docker.com/network/" text:style-name="Internet_20_link" text:visited-style-name="Visited_20_Internet_20_Link"><text:span text:style-name="T1">https://docs.docker.com/network/</text:span></text:a></text:p>
      <text:p text:style-name="P2"/>
      <text:p text:style-name="P1"><text:a xlink:type="simple" xlink:href="https://docs.docker.com/get-started/" text:style-name="Internet_20_link" text:visited-style-name="Visited_20_Internet_20_Link"><text:span text:style-name="T1">https://docs.docker.com/get-started/</text:span></text:a></text:p>
      <text:p text:style-name="P2"/>
      <text:p text:style-name="P3">Attach/detach to container</text:p>
      <text:p text:style-name="P4">docker attach &lt;container ID&gt;</text:p>
      <text:p text:style-name="P4">sequence Ctrl+P &amp; Ctrl+Q</text:p>
      <text:p text:style-name="P2"/>
      <text:p text:style-name="P3">Copy file to container</text:p>
      <text:p text:style-name="P4">docker cp &lt;path on host&gt; <text:s/>&lt;container_id&gt;:/&lt;path in container&gt;</text:p>
      <text:p text:style-name="P2"/>
      <text:p text:style-name="P1"><text:span text:style-name="T2">Compose mode </text:span><text:span text:style-name="T6">– when running many </text:span><text:span text:style-name="T7">containers</text:span><text:span text:style-name="T6"> on one host; allow to describe what images to use and how many instances to run</text:span></text:p>
      <text:p text:style-name="P2"/>
      <text:p text:style-name="P1"><text:span text:style-name="T2">Swarm mode </text:span><text:span text:style-name="T6">– when running many docker </text:span><text:span text:style-name="T7">engines</text:span><text:span text:style-name="T6">. More flexiple, allows to do some load balancing</text:span></text:p>
      <text:p text:style-name="P4">Manager node</text:p>
      <text:p text:style-name="P4">Worker node</text:p>
      <text:p text:style-name="P4">Stack - is a group of services, deployed together</text:p>
      <text:p text:style-name="P2"/>
      <text:p text:style-name="P2"/>
      <text:p text:style-name="P4">container run &lt;name of image&gt; : run container from image</text:p>
      <text:p text:style-name="P4">container run \</text:p>
      <text:p text:style-name="P4"><text:tab/>--rm : remove after container stopped</text:p>
      <text:p text:style-name="P4"><text:tab/>-i : interactive mode</text:p>
      <text:p text:style-name="P4"><text:tab/>-d : detached mode</text:p>
      <text:p text:style-name="P4"><text:tab/>-t : print terminal name – TTY</text:p>
      <text:p text:style-name="P4"><text:tab/>--name devtest \ : “devtest” will be a container ID (instead of random string)</text:p>
      <text:p text:style-name="P4"><text:tab/>--mount source=myvol2,target=/app <text:s/>: mounting volume</text:p>
      <text:p text:style-name="P4"><text:tab/>--network &lt;name of network&gt;</text:p>
      <text:p text:style-name="P4"><text:tab/>--publish &lt;host’s port&gt;:&lt;cont’s port&gt; : port forwarding – 8080:80, <text:s/>8080:80/udp, <text:s/>1.2.3.4:88:80/<text:tab/>tcp</text:p>
      <text:p text:style-name="P4"><text:tab/>&lt;image name&gt; &lt;command to be passed to container&gt;</text:p>
      <text:p text:style-name="P2"/>
      <text:p text:style-name="P4">container start &lt;container id&gt; : to start cont., which ran before</text:p>
      <text:p text:style-name="P1"><text:span text:style-name="T2">container exec &lt;container ID&gt; &lt;command to be passed&gt; : send command to </text:span><text:span text:style-name="T4">running</text:span><text:span text:style-name="T2"> container </text:span><text:span text:style-name="T3">in </text:span><text:span text:style-name="T5">interactive mode</text:span></text:p>
      <text:p text:style-name="P2"/>
      <text:p text:style-name="P3">Create image</text:p>
      <text:p text:style-name="P4">container commit &lt;container ID&gt; : create image from container</text:p>
      <text:p text:style-name="P4">image tag &lt;image ID&gt; &lt;new name of image&gt;</text:p>
      <text:p text:style-name="P2"/>
      <text:p text:style-name="P3">or</text:p>
      <text:p text:style-name="P4">image build -t &lt;name of image&gt; &lt;<text:span text:style-name="T9">path to ‘Context’ or simpy ‘.’</text:span>&gt;</text:p>
      <text:p text:style-name="P2"/>
      <text:p text:style-name="P4">container ls : all active containers</text:p>
      <text:p text:style-name="P4">container ls -a : containers which you ran</text:p>
      <text:p text:style-name="P2"/>
      <text:p text:style-name="P4">image ls</text:p>
      <text:p text:style-name="P4">image inspect &lt;image name&gt;</text:p>
      <text:p text:style-name="P4"><text:soft-page-break/>image pull &lt;image name&gt;</text:p>
      <text:p text:style-name="P2"/>
      <text:p text:style-name="P3">Networking</text:p>
      <text:p text:style-name="P4">Drivers</text:p>
      <text:p text:style-name="P1"><text:span text:style-name="T2">bridge </text:span><text:span text:style-name="T6">– default, for containers on the same host. Containers are united in one network with gateway to the outer network</text:span></text:p>
      <text:p text:style-name="P1"><text:span text:style-name="T2">host </text:span><text:span text:style-name="T6">– container is opaqu, app inside see network like host</text:span></text:p>
      <text:p text:style-name="P1"><text:span text:style-name="T2">overlay </text:span><text:span text:style-name="T6">– in swarm mode</text:span></text:p>
      <text:p text:style-name="P1"><text:span text:style-name="T2">macvlan </text:span><text:span text:style-name="T6">– docker assigns mac-address and container is visible in network like separate device</text:span></text:p>
      <text:p text:style-name="P1"><text:span text:style-name="T2">none </text:span><text:span text:style-name="T6">– no connection</text:span></text:p>
      <text:p text:style-name="P2"/>
      <text:p text:style-name="P3">Bridge</text:p>
      <text:p text:style-name="P4">Network “bridge” is created automatically, you may create own user-defined network. All ports are exposed to each other in bridge network</text:p>
      <text:p text:style-name="P2"/>
      <text:p text:style-name="P4">connect to netw:</text:p>
      <text:p text:style-name="P1"><text:span text:style-name="T2">using </text:span><text:span text:style-name="T6">–-network &lt;netw name&gt; during run/start</text:span></text:p>
      <text:p text:style-name="P3">or</text:p>
      <text:p text:style-name="P4">network connect &lt;network name&gt; &lt;container name&gt;</text:p>
      <text:p text:style-name="P2"/>
      <text:p text:style-name="P4">disconnect</text:p>
      <text:p text:style-name="P4">network disconnect &lt;netw name&gt; &lt;cont name&gt;</text:p>
      <text:p text:style-name="P2"/>
      <text:p text:style-name="P4">network create </text:p>
      <text:p text:style-name="P4"><text:tab/>--driver=bridge</text:p>
      <text:p text:style-name="P4"><text:tab/>--subnet=172.28.0.0/16</text:p>
      <text:p text:style-name="P4"><text:tab/>--gateway=172.28.5.254</text:p>
      <text:p text:style-name="P4"><text:tab/>&lt;netw name&gt;</text:p>
      <text:p text:style-name="P2"/>
      <text:p text:style-name="P4">remove netw</text:p>
      <text:p text:style-name="P4">docker network rm</text:p>
      <text:p text:style-name="P2"/>
      <text:p text:style-name="P3">Host</text:p>
      <text:p text:style-name="P4">Connect as to netw with name “host”; ex: --network host</text:p>
      <text:p text:style-name="P2"/>
      <text:p text:style-name="P5">Overlay</text:p>
      <text:p text:style-name="P2"/>
      <text:p text:style-name="P3">Macvlan</text:p>
      <text:p text:style-name="P4">docker network create</text:p>
      <text:p text:style-name="P4">--driver macvlan \</text:p>
      <text:p text:style-name="P4">--subinspect net=172.16.86.0/24 \</text:p>
      <text:p text:style-name="P4">--gateway=172.16.86.1 \</text:p>
      <text:p text:style-name="P4">-o parent=eth0</text:p>
      <text:p text:style-name="P4">&lt;netw name&gt;</text:p>
      <text:p text:style-name="P2"/>
      <text:p text:style-name="P3">None</text:p>
      <text:p text:style-name="P4">Apply using: --network none</text:p>
      <text:p text:style-name="P2"/>
      <text:p text:style-name="P3">Volumes</text:p>
      <text:p text:style-name="P1"><text:soft-page-break/><text:span text:style-name="T2">Are managed by Docker. Alternative is </text:span><text:span text:style-name="T4">bind mount</text:span><text:span text:style-name="T2"> – depend on file system and dirrectory structure of host machine.</text:span></text:p>
      <text:p text:style-name="P4">volume create my-vol</text:p>
      <text:p text:style-name="P4">volume ls</text:p>
      <text:p text:style-name="P4">volume rm : remove</text:p>
      <text:p text:style-name="P4">volume inspect my-vol : details about volume</text:p>
      <text:p text:style-name="P4">docker run -d \</text:p>
      <text:p text:style-name="P4"><text:tab/>--name devtest \ : “devtest” will be a container ID (instead of random string)</text:p>
      <text:p text:style-name="P4"><text:tab/>--mount source=myvol2,target=/app \ : mounting volume</text:p>
      <text:p text:style-name="P4"><text:tab/>nginx:latest</text:p>
      <text:p text:style-name="P2"/>
      <text:p text:style-name="P2"/>
      <text:p text:style-name="P3">Dockerfile commands</text:p>
      <text:p text:style-name="P4">FROM &lt;name of image&gt; : take specified image</text:p>
      <text:p text:style-name="P4">LABEL </text:p>
      <text:p text:style-name="P4">RUN apk update &amp;&amp; apk add node.js : run 2 commands</text:p>
      <text:p text:style-name="P4">RUN [“apk”, “update”] : also valid syntax</text:p>
      <text:p text:style-name="P4">COPY .(all files) /app : copy all from current dir to dir “app” on image</text:p>
      <text:p text:style-name="P4">WORKDIR /app : switch to dir “app” on image</text:p>
      <text:p text:style-name="P1"><text:span text:style-name="T2">CMD [“node”, “index.js”] : there can be </text:span><text:span text:style-name="T4">only one</text:span><text:span text:style-name="T2"> CMD per file; execute command “node index.js”</text:span></text:p>
      <text:p text:style-name="P4">ENV abc=hello : defining environment variable</text:p>
      <text:p text:style-name="P4">ENV abc=bye def=$abc</text:p>
      <text:p text:style-name="P4">ENV ghi=$abc : syntax ${abc} is also valid</text:p>
      <text:p text:style-name="P4">VOLUME “/some_volume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Liberation Serif" svg:font-family="'Liberation Serif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6T10:04:35.485000000</dc:date>
    <meta:editing-duration>PT18H6M22S</meta:editing-duration>
    <meta:editing-cycles>3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91" meta:word-count="539" meta:character-count="3342" meta:non-whitespace-character-count="2877"/>
  </office:meta>
</office:document-meta>
</file>